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0cd1" officeooo:paragraph-rsid="00110cd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0cd1" officeooo:paragraph-rsid="00110cd1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officeooo:rsid="00122b7e" officeooo:paragraph-rsid="00122b7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2b7e" officeooo:paragraph-rsid="00122b7e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1397c3" officeooo:paragraph-rsid="001397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97c3" officeooo:paragraph-rsid="001397c3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1397c3" officeooo:paragraph-rsid="001397c3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officeooo:rsid="001516fd" officeooo:paragraph-rsid="001516fd" style:font-weight-asian="normal" style:font-weight-complex="normal"/>
    </style:style>
    <style:style style:name="T1" style:family="text">
      <style:text-properties officeooo:rsid="001397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6f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by Set Operators</text:p>
      <text:p text:style-name="P1"/>
      <text:p text:style-name="P1">Set Operators</text:p>
      <text:list xml:id="list128077992" text:style-name="L1">
        <text:list-item>
          <text:p text:style-name="P3">Union, Difference, and Intersection</text:p>
        </text:list-item>
      </text:list>
      <text:p text:style-name="P4"/>
      <text:p text:style-name="P4"><text:tab/><text:tab/>Union<text:span text:style-name="T1"> ( | )</text:span></text:p>
      <text:list xml:id="list3147528121" text:style-name="L2">
        <text:list-item>
          <text:p text:style-name="P5">A union is to combine the unique value of two sets.</text:p>
        </text:list-item>
      </text:list>
      <text:p text:style-name="P6"><text:tab/><text:tab/></text:p>
      <text:p text:style-name="P6"><text:tab/><text:tab/><text:span text:style-name="T2">Difference ( - )</text:span></text:p>
      <text:list xml:id="list1508548899" text:style-name="L3">
        <text:list-item>
          <text:p text:style-name="P7">Finding the difference between two sets will return elements from set_one that are not in set_two.</text:p>
        </text:list-item>
      </text:list>
      <text:p text:style-name="P6"/>
      <text:p text:style-name="P6"><text:tab/><text:tab/><text:span text:style-name="T2">Intersection</text:span><text:span text:style-name="T3"> ( &amp; )</text:span></text:p>
      <text:list xml:id="list4270900364" text:style-name="L4">
        <text:list-item>
          <text:p text:style-name="P8">The intersection of two sets will return common elements found in both sets while removing duplicates.</text:p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69" meta:character-count="375" meta:non-whitespace-character-count="312"/>
  </office:meta>
</office:document-meta>
</file>